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 fo:wrap-option="wrap"/>
    </style:style>
    <style:style style:name="gr2" style:family="graphic" style:parent-style-name="standard">
      <style:graphic-properties svg:stroke-color="#808080" draw:fill="hatch" draw:fill-color="#e6e6e6" draw:fill-hatch-name="Hatching_20_1" draw:fill-hatch-solid="false" draw:textarea-horizontal-align="justify" draw:textarea-vertical-align="middle" draw:auto-grow-height="false" fo:wrap-option="wrap"/>
    </style:style>
    <style:style style:name="gr3" style:family="graphic" style:parent-style-name="standard">
      <style:graphic-properties draw:fill="hatch" draw:fill-color="#00ff00" draw:fill-hatch-name="Hatching_20_1" draw:fill-hatch-solid="false" draw:textarea-horizontal-align="justify" draw:textarea-vertical-align="middle" draw:auto-grow-height="false" fo:wrap-option="wrap"/>
    </style:style>
    <style:style style:name="gr4" style:family="graphic" style:parent-style-name="standard">
      <style:graphic-properties draw:fill="hatch" draw:fill-color="#e6e6e6" draw:fill-hatch-name="Black_20_45_20_Degrees_20_Wide" draw:textarea-horizontal-align="justify" draw:textarea-vertical-align="middle" draw:auto-grow-height="false" fo:wrap-option="wrap"/>
    </style:style>
    <style:style style:name="gr5" style:family="graphic" style:parent-style-name="standard">
      <style:graphic-properties svg:stroke-color="#000000" draw:marker-start="" draw:marker-end="Arrow" draw:marker-end-width="0.508cm" draw:textarea-vertical-align="middle"/>
    </style:style>
    <style:style style:name="gr6" style:family="graphic" style:parent-style-name="standard">
      <style:graphic-properties svg:stroke-color="#000000" draw:marker-end="Arrow" draw:marker-end-width="0.508cm" draw:textarea-vertical-align="middle"/>
    </style:style>
    <style:style style:name="gr7" style:family="graphic" style:parent-style-name="standard">
      <style:graphic-properties svg:stroke-color="#000000" draw:textarea-vertical-align="middle"/>
    </style:style>
    <style:style style:name="gr8" style:family="graphic" style:parent-style-name="standard">
      <style:graphic-properties draw:fill="solid" draw:fill-color="#00ff00" draw:textarea-horizontal-align="justify" draw:textarea-vertical-align="middle" draw:auto-grow-height="false" fo:wrap-option="wrap"/>
    </style:style>
    <style:style style:name="gr9" style:family="graphic" style:parent-style-name="standard">
      <style:graphic-properties svg:stroke-color="#000000" draw:marker-end="Arrow" draw:marker-end-width="0.305cm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start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6.096cm" svg:height="4.699cm" svg:x="7.731cm" svg:y="8.366cm">
          <text:p text:style-name="P1"><text:span text:style-name="T1">Verify servo </text:span></text:p>
          <text:p text:style-name="P1"><text:span text:style-name="T1">current draw</text:span></text:p>
          <text:p text:style-name="P1"><text:span text:style-name="T1">under load.</text:span></text:p>
          <text:p text:style-name="P1"><text:span text:style-name="T1"/></text:p>
          <text:p text:style-name="P2"><text:span text:style-name="T1">What torque can be used continuously w/o overheating.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4.064cm" svg:height="2.286cm" svg:x="18.653cm" svg:y="19.415cm">
          <text:p text:style-name="P3"><text:span text:style-name="T1">Design chassis plat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223cm" svg:height="2.286cm" svg:x="21.32cm" svg:y="15.732cm">
          <text:p text:style-name="P3"><text:span text:style-name="T1">Full BOM, block diagram, and mounting concep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4.064cm" svg:height="2.286cm" svg:x="23.987cm" svg:y="19.415cm">
          <text:p text:style-name="P3"><text:span text:style-name="T1">Design turre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4.064cm" svg:height="2.286cm" svg:x="13.065cm" svg:y="19.415cm">
          <text:p text:style-name="P3"><text:span text:style-name="T1">Order full complement of servo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" draw:id="id1" draw:layer="layout" svg:width="4.064cm" svg:height="2.286cm" svg:x="11.795cm" svg:y="4.556cm">
          <text:p text:style-name="P4"><text:span text:style-name="T2">Order Dongbu servo bracket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1" draw:id="id21" draw:layer="layout" svg:width="4.064cm" svg:height="2.286cm" svg:x="30.083cm" svg:y="11.033cm">
          <text:p text:style-name="P3"><text:span text:style-name="T1">Assemble 3D printed AEG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20" draw:id="id20" draw:layer="layout" svg:width="4.064cm" svg:height="2.286cm" svg:x="30.083cm" svg:y="7.985cm">
          <text:p text:style-name="P4"><text:span text:style-name="T2">Order AEG 3D part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2" draw:id="id22" draw:layer="layout" svg:width="4.064cm" svg:height="2.286cm" svg:x="25.13cm" svg:y="7.985cm">
          <text:p text:style-name="P3"><text:span text:style-name="T1">Test fire AEG w/ lab supply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064cm" svg:height="2.286cm" svg:x="25.13cm" svg:y="11.033cm">
          <text:p text:style-name="P3"><text:span text:style-name="T1">Select/order motor driver for AE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4.064cm" svg:height="2.286cm" svg:x="15.097cm" svg:y="11.033cm">
          <text:p text:style-name="P4"><text:span text:style-name="T2">Order test battery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4.826cm" svg:height="2.286cm" svg:x="28.94cm" svg:y="19.415cm">
          <text:p text:style-name="P3"><text:span text:style-name="T1">Design/build power distribution and comms boar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4.064cm" svg:height="2.286cm" svg:x="18.653cm" svg:y="23.225cm">
          <text:p text:style-name="P3"><text:span text:style-name="T1">Construct chassis plat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4.064cm" svg:height="2.286cm" svg:x="23.987cm" svg:y="23.225cm">
          <text:p text:style-name="P3"><text:span text:style-name="T1">Construct turre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4.064cm" svg:height="2.286cm" svg:x="22.082cm" svg:y="27.035cm">
          <text:p text:style-name="P3"><text:span text:style-name="T1">Assemble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3.827cm" svg:y1="6.842cm" svg:x2="10.779cm" svg:y2="8.366cm" draw:start-shape="id1" draw:start-glue-point="2" draw:end-shape="id2" draw:end-glue-point="0" svg:d="m13827 6842v762h-3048v762" svg:viewBox="0 0 3049 1525">
          <text:p/>
        </draw:connector>
        <draw:connector draw:style-name="gr6" draw:text-style-name="P3" draw:layer="layout" draw:line-skew="-0.317cm" svg:x1="10.779cm" svg:y1="13.065cm" svg:x2="24.431cm" svg:y2="15.732cm" draw:start-shape="id2" draw:start-glue-point="2" draw:end-shape="id3" draw:end-glue-point="0" svg:d="m10779 13065v1016h13652v1651" svg:viewBox="0 0 13653 2668">
          <text:p/>
        </draw:connector>
        <draw:connector draw:style-name="gr7" draw:text-style-name="P3" draw:layer="layout" draw:line-skew="-0.445cm" svg:x1="17.129cm" svg:y1="13.319cm" svg:x2="24.431cm" svg:y2="15.732cm" draw:start-shape="id4" draw:start-glue-point="2" draw:end-shape="id3" draw:end-glue-point="0" svg:d="m17129 13319v762h7302v1651" svg:viewBox="0 0 7303 2414">
          <text:p/>
        </draw:connector>
        <draw:connector draw:style-name="gr7" draw:text-style-name="P3" draw:layer="layout" draw:line-skew="-0.445cm" svg:x1="27.162cm" svg:y1="13.319cm" svg:x2="24.431cm" svg:y2="15.732cm" draw:start-shape="id5" draw:start-glue-point="2" draw:end-shape="id3" draw:end-glue-point="0" svg:d="m27162 13319v762h-2731v1651" svg:viewBox="0 0 2732 2414">
          <text:p/>
        </draw:connector>
        <draw:custom-shape draw:style-name="gr1" draw:text-style-name="P1" xml:id="id6" draw:id="id6" draw:layer="layout" svg:width="4.064cm" svg:height="2.286cm" svg:x="20.05cm" svg:y="11.033cm">
          <text:p text:style-name="P3"><text:span text:style-name="T1">Select computer and camera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line-skew="-0.445cm" svg:x1="22.082cm" svg:y1="13.319cm" svg:x2="24.431cm" svg:y2="15.732cm" draw:start-shape="id6" draw:start-glue-point="2" draw:end-shape="id3" draw:end-glue-point="0" svg:d="m22082 13319v762h2349v1651" svg:viewBox="0 0 2350 2414">
          <text:p/>
        </draw:connector>
        <draw:custom-shape draw:style-name="gr3" draw:text-style-name="P5" draw:layer="layout" svg:width="4.064cm" svg:height="1.524cm" svg:x="1.762cm" svg:y="4.175cm">
          <text:p text:style-name="P4"><text:span text:style-name="T2">Ordered, not receive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1.397cm" svg:x="1.762cm" svg:y="6.334cm">
          <text:p text:style-name="P3"><text:span text:style-name="T1">Not started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064cm" svg:height="1.397cm" svg:x="1.762cm" svg:y="8.366cm">
          <text:p text:style-name="P3"><text:span text:style-name="T1">Complete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24.431cm" svg:y1="18.018cm" svg:x2="20.685cm" svg:y2="19.415cm" draw:start-shape="id3" draw:start-glue-point="2" draw:end-shape="id7" draw:end-glue-point="0" svg:d="m24431 18018v699h-3746v698" svg:viewBox="0 0 3747 1398">
          <text:p/>
        </draw:connector>
        <draw:connector draw:style-name="gr9" draw:text-style-name="P3" draw:layer="layout" svg:x1="24.431cm" svg:y1="18.018cm" svg:x2="26.019cm" svg:y2="19.415cm" draw:start-shape="id3" draw:start-glue-point="2" draw:end-shape="id8" draw:end-glue-point="0" svg:d="m24431 18018v699h1588v698" svg:viewBox="0 0 1589 1398">
          <text:p/>
        </draw:connector>
        <draw:connector draw:style-name="gr9" draw:text-style-name="P3" draw:layer="layout" svg:x1="24.431cm" svg:y1="18.018cm" svg:x2="31.353cm" svg:y2="19.415cm" draw:start-shape="id3" draw:start-glue-point="2" draw:end-shape="id9" draw:end-glue-point="0" svg:d="m24431 18018v699h6922v698" svg:viewBox="0 0 6923 1398">
          <text:p/>
        </draw:connector>
        <draw:custom-shape draw:style-name="gr1" draw:text-style-name="P1" xml:id="id14" draw:id="id14" draw:layer="layout" svg:width="4.064cm" svg:height="2.286cm" svg:x="22.082cm" svg:y="30.591cm">
          <text:p text:style-name="P3"><text:span text:style-name="T1">Order spares for all subsystem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4.064cm" svg:height="2.286cm" svg:x="28.051cm" svg:y="30.591cm">
          <text:p text:style-name="P3"><text:span text:style-name="T1">Build tool ki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4.064cm" svg:height="2.286cm" svg:x="16.113cm" svg:y="30.591cm">
          <text:p text:style-name="P3"><text:span text:style-name="T1">Demo Video</text:span></text:p>
          <draw:enhanced-geometry svg:viewBox="0 0 21600 21600" draw:type="rectangle" draw:enhanced-path="M 0 0 L 21600 0 21600 21600 0 21600 0 0 Z N"/>
        </draw:custom-shape>
        <draw:custom-shape draw:style-name="gr8" draw:text-style-name="P1" xml:id="id10" draw:id="id10" draw:layer="layout" svg:width="4.064cm" svg:height="2.286cm" svg:x="7.096cm" svg:y="4.556cm">
          <text:p text:style-name="P3"><text:span text:style-name="T1">Validate servo performance in simulation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9.128cm" svg:y1="6.842cm" svg:x2="10.779cm" svg:y2="8.366cm" draw:start-shape="id10" draw:start-glue-point="2" draw:end-shape="id2" draw:end-glue-point="0" svg:d="m9128 6842v762h1651v762" svg:viewBox="0 0 1652 1525">
          <text:p/>
        </draw:connector>
        <draw:connector draw:style-name="gr9" draw:text-style-name="P3" draw:layer="layout" svg:x1="20.685cm" svg:y1="21.701cm" svg:x2="20.685cm" svg:y2="23.225cm" draw:start-shape="id7" draw:start-glue-point="2" draw:end-shape="id11" draw:end-glue-point="0" svg:d="m20685 21701v1524" svg:viewBox="0 0 1 1525">
          <text:p/>
        </draw:connector>
        <draw:connector draw:style-name="gr9" draw:text-style-name="P3" draw:layer="layout" svg:x1="26.019cm" svg:y1="21.701cm" svg:x2="26.019cm" svg:y2="23.225cm" draw:start-shape="id8" draw:start-glue-point="2" draw:end-shape="id12" draw:end-glue-point="0" svg:d="m26019 21701v1524" svg:viewBox="0 0 1 1525">
          <text:p/>
        </draw:connector>
        <draw:connector draw:style-name="gr9" draw:text-style-name="P3" draw:layer="layout" svg:x1="26.019cm" svg:y1="25.511cm" svg:x2="24.114cm" svg:y2="27.035cm" draw:start-shape="id12" draw:start-glue-point="2" draw:end-shape="id13" draw:end-glue-point="0" svg:d="m26019 25511v762h-1905v762" svg:viewBox="0 0 1906 1525">
          <text:p/>
        </draw:connector>
        <draw:connector draw:style-name="gr7" draw:text-style-name="P3" draw:layer="layout" svg:x1="20.685cm" svg:y1="25.511cm" svg:x2="24.114cm" svg:y2="27.035cm" draw:start-shape="id11" draw:start-glue-point="2" draw:end-shape="id13" draw:end-glue-point="0" svg:d="m20685 25511v762h3429v762" svg:viewBox="0 0 3430 1525">
          <text:p/>
        </draw:connector>
        <draw:connector draw:style-name="gr7" draw:text-style-name="P3" draw:layer="layout" draw:line-skew="1.905cm" svg:x1="31.353cm" svg:y1="21.701cm" svg:x2="24.114cm" svg:y2="27.035cm" draw:start-shape="id9" draw:start-glue-point="2" draw:end-shape="id13" draw:end-glue-point="0" svg:d="m31353 21701v4572h-7239v762" svg:viewBox="0 0 7240 5335">
          <text:p/>
        </draw:connector>
        <draw:connector draw:style-name="gr9" draw:text-style-name="P3" draw:layer="layout" svg:x1="24.114cm" svg:y1="29.321cm" svg:x2="24.114cm" svg:y2="30.591cm" draw:start-shape="id13" draw:start-glue-point="2" draw:end-shape="id14" draw:end-glue-point="0" svg:d="m24114 29321v1270" svg:viewBox="0 0 1 1271">
          <text:p/>
        </draw:connector>
        <draw:connector draw:style-name="gr9" draw:text-style-name="P3" draw:layer="layout" draw:line-skew="-0.127cm" svg:x1="24.114cm" svg:y1="29.321cm" svg:x2="18.145cm" svg:y2="30.591cm" draw:start-shape="id13" draw:start-glue-point="2" draw:end-shape="id15" draw:end-glue-point="0" svg:d="m24114 29321v508h-5969v762" svg:viewBox="0 0 5970 1271">
          <text:p/>
        </draw:connector>
        <draw:connector draw:style-name="gr9" draw:text-style-name="P3" draw:layer="layout" draw:line-skew="-0.127cm" svg:x1="24.114cm" svg:y1="29.321cm" svg:x2="30.083cm" svg:y2="30.591cm" draw:start-shape="id13" draw:start-glue-point="2" draw:end-shape="id16" draw:end-glue-point="0" svg:d="m24114 29321v508h5969v762" svg:viewBox="0 0 5970 1271">
          <text:p/>
        </draw:connector>
        <draw:custom-shape draw:style-name="gr8" draw:text-style-name="P1" xml:id="id18" draw:id="id18" draw:layer="layout" svg:width="4.064cm" svg:height="2.286cm" svg:x="4.937cm" svg:y="15.224cm">
          <text:p text:style-name="P3"><text:span text:style-name="T1">Proof of concept gait gener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9" draw:id="id19" draw:layer="layout" svg:width="4.064cm" svg:height="2.286cm" svg:x="4.937cm" svg:y="22.971cm">
          <text:p text:style-name="P3"><text:span text:style-name="T1">Software :)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15.097cm" svg:y1="21.701cm" svg:x2="22.082cm" svg:y2="28.178cm" draw:start-shape="id17" draw:start-glue-point="2" draw:end-shape="id13" draw:end-glue-point="3" svg:d="m15097 21701v6477h6985" svg:viewBox="0 0 6986 6478">
          <text:p/>
        </draw:connector>
        <draw:connector draw:style-name="gr9" draw:text-style-name="P3" draw:layer="layout" svg:x1="6.969cm" svg:y1="17.51cm" svg:x2="6.969cm" svg:y2="22.971cm" draw:start-shape="id18" draw:start-glue-point="2" draw:end-shape="id19" draw:end-glue-point="0" svg:d="m6969 17510v5461" svg:viewBox="0 0 1 5462">
          <text:p/>
        </draw:connector>
        <draw:connector draw:style-name="gr9" draw:text-style-name="P3" draw:layer="layout" svg:x1="6.969cm" svg:y1="25.257cm" svg:x2="16.113cm" svg:y2="31.734cm" draw:start-shape="id19" draw:start-glue-point="2" draw:end-shape="id15" draw:end-glue-point="3" svg:d="m6969 25257v6477h9144" svg:viewBox="0 0 9145 6478">
          <text:p/>
        </draw:connector>
        <draw:connector draw:style-name="gr10" draw:text-style-name="P3" draw:layer="layout" draw:line-skew="-1.778cm" svg:x1="24.431cm" svg:y1="18.018cm" svg:x2="6.969cm" svg:y2="22.971cm" draw:start-shape="id3" draw:start-glue-point="2" draw:end-shape="id19" draw:end-glue-point="0" svg:d="m24431 18018v699h-17462v4254" svg:viewBox="0 0 17463 4954">
          <text:p/>
        </draw:connector>
        <draw:connector draw:style-name="gr10" draw:text-style-name="P3" draw:layer="layout" svg:x1="24.431cm" svg:y1="18.018cm" svg:x2="15.097cm" svg:y2="19.415cm" draw:start-shape="id3" draw:start-glue-point="2" draw:end-shape="id17" draw:end-glue-point="0" svg:d="m24431 18018v699h-9334v698" svg:viewBox="0 0 9335 1398">
          <text:p/>
        </draw:connector>
        <draw:connector draw:style-name="gr10" draw:text-style-name="P3" draw:layer="layout" svg:x1="32.115cm" svg:y1="10.271cm" svg:x2="32.115cm" svg:y2="11.033cm" draw:start-shape="id20" draw:start-glue-point="2" draw:end-shape="id21" draw:end-glue-point="0" svg:d="m32115 10271v762" svg:viewBox="0 0 1 763">
          <text:p/>
        </draw:connector>
        <draw:connector draw:style-name="gr10" draw:text-style-name="P3" draw:layer="layout" svg:x1="27.162cm" svg:y1="10.271cm" svg:x2="27.162cm" svg:y2="11.033cm" draw:start-shape="id22" draw:start-glue-point="2" draw:end-shape="id5" draw:end-glue-point="0" svg:d="m27162 10271v762" svg:viewBox="0 0 1 763">
          <text:p/>
        </draw:connector>
        <draw:custom-shape draw:style-name="gr1" draw:text-style-name="P1" xml:id="id23" draw:id="id23" draw:layer="layout" svg:width="4.064cm" svg:height="2.286cm" svg:x="16.113cm" svg:y="34.02cm">
          <text:p text:style-name="P3"><text:span text:style-name="T1">Test</text:span>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18.145cm" svg:y1="32.877cm" svg:x2="18.145cm" svg:y2="34.02cm" draw:start-shape="id15" draw:start-glue-point="2" draw:end-shape="id23" draw:end-glue-point="0" svg:d="m18145 32877v1143" svg:viewBox="0 0 1 1144">
          <text:p/>
        </draw:connector>
        <draw:frame draw:style-name="gr11" draw:layer="layout" svg:width="8.909cm" svg:height="2.384cm" svg:x="1.603cm" svg:y="34.02cm">
          <draw:text-box>
            <text:p>"MJ mech" (provisional name)</text:p>
            <text:p>Work Plan, 2014-02-15</text:p>
            <text:p>Josh Pieper, jjp@pobox.com</text:p>
          </draw:text-box>
        </draw:frame>
        <draw:connector draw:style-name="gr10" draw:text-style-name="P3" draw:layer="layout" draw:line-skew="-0.445cm" svg:x1="32.115cm" svg:y1="13.319cm" svg:x2="24.431cm" svg:y2="15.732cm" draw:start-shape="id21" draw:start-glue-point="2" draw:end-shape="id3" draw:end-glue-point="0" svg:d="m32115 13319v762h-7684v1651" svg:viewBox="0 0 7685 2414">
          <text:p/>
        </draw:connector>
        <draw:custom-shape draw:style-name="gr8" draw:text-style-name="P1" xml:id="id24" draw:id="id24" draw:layer="layout" svg:width="4.064cm" svg:height="2.286cm" svg:x="25.13cm" svg:y="4.556cm">
          <text:p text:style-name="P3"><text:span text:style-name="T1">Procure stock AEG parts</text:span>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27.162cm" svg:y1="6.842cm" svg:x2="27.162cm" svg:y2="7.985cm" draw:start-shape="id24" draw:start-glue-point="2" draw:end-shape="id22" draw:end-glue-point="0" svg:d="m27162 6842v1143" svg:viewBox="0 0 1 11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_20_Wide" draw:display-name="Black 45 Degrees Wide" draw:style="single" draw:color="#cccccc" draw:distance="0.508cm" draw:rotation="450"/>
    <draw:hatch draw:name="Hatching_20_1" draw:display-name="Hatching 1" draw:style="single" draw:color="#cccccc" draw:distance="0.508cm" draw:rotation="45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5T16:32:46</meta:creation-date>
    <dc:date>2014-02-15T18:46:10</dc:date>
    <meta:editing-duration>PT1H57M54S</meta:editing-duration>
    <meta:editing-cycles>11</meta:editing-cycles>
    <meta:generator>LibreOffice/3.5$Linux_X86_64 LibreOffice_project/350m1$Build-2</meta:generator>
    <meta:document-statistic meta:object-count="55"/>
  </office:meta>
</office:document-meta>
</file>